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6"/>
          <table:table-cell office:value-type="string">
            <text:p>ln</text:p>
          </table:table-cell>
        </table:table-row>
        <table:table-row table:style-name="ro2">
          <table:table-cell office:value-type="string">
            <text:p>v=a*e^bt</text:p>
          </table:table-cell>
          <table:table-cell office:value-type="string">
            <text:p>b=(ln(Va)-ln(Vb))/(ta-tb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a</text:p>
          </table:table-cell>
          <table:table-cell office:value-type="float" office:value="1">
            <text:p>1</text:p>
          </table:table-cell>
          <table:table-cell table:formula="of:=LN([.B4])" office:value-type="float" office:value="0">
            <text:p>0</text:p>
          </table:table-cell>
          <table:table-cell/>
          <table:table-cell office:value-type="string">
            <text:p>Va</text:p>
          </table:table-cell>
          <table:table-cell office:value-type="float" office:value="1023">
            <text:p>1023</text:p>
          </table:table-cell>
          <table:table-cell table:formula="of:=LN([.F4])" office:value-type="float" office:value="6.93049476595163">
            <text:p>6.930494766</text:p>
          </table:table-cell>
        </table:table-row>
        <table:table-row table:style-name="ro1">
          <table:table-cell office:value-type="string">
            <text:p>Vb</text:p>
          </table:table-cell>
          <table:table-cell office:value-type="float" office:value="1023">
            <text:p>1023</text:p>
          </table:table-cell>
          <table:table-cell table:formula="of:=LN([.B5])" office:value-type="float" office:value="6.93049476595163">
            <text:p>6.930494766</text:p>
          </table:table-cell>
          <table:table-cell/>
          <table:table-cell office:value-type="string">
            <text:p>Vb</text:p>
          </table:table-cell>
          <table:table-cell office:value-type="float" office:value="1">
            <text:p>1</text:p>
          </table:table-cell>
          <table:table-cell table:formula="of:=LN([.F5])" office:value-type="float" office:value="0">
            <text:p>0</text:p>
          </table:table-cell>
        </table:table-row>
        <table:table-row table:style-name="ro2">
          <table:table-cell office:value-type="string">
            <text:p>steps(ta-tb)</text:p>
          </table:table-cell>
          <table:table-cell office:value-type="float" office:value="-20">
            <text:p>-20</text:p>
          </table:table-cell>
          <table:table-cell table:number-columns-repeated="2"/>
          <table:table-cell office:value-type="string">
            <text:p>steps(ta-tb)</text:p>
          </table:table-cell>
          <table:table-cell office:value-type="float" office:value="-35">
            <text:p>-35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formula="of:=([.C4]-[.C5])/[.B6]" office:value-type="float" office:value="0.346524738297581">
            <text:p>0.3465247383</text:p>
          </table:table-cell>
          <table:table-cell table:number-columns-repeated="2"/>
          <table:table-cell office:value-type="string">
            <text:p>b</text:p>
          </table:table-cell>
          <table:table-cell table:formula="of:=([.G4]-[.G5])/[.F6]" office:value-type="float" office:value="-0.198014136170046">
            <text:p>-0.1980141362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formula="of:=EXP((-1*[.B6]*[.FC4])/[.B6])" office:value-type="float" office:value="1">
            <text:p>1</text:p>
          </table:table-cell>
          <table:table-cell table:number-columns-repeated="2"/>
          <table:table-cell office:value-type="string">
            <text:p>a</text:p>
          </table:table-cell>
          <table:table-cell table:formula="of:=EXP((-1*[.F6]*[.FG4])/[.F6])"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ROUND([.$B$8]*EXP([.A11]*[.$B$7]))"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ROUND([.$F$4]*[.$F$8]*EXP([.E11]*[.$F$7]))" office:value-type="float" office:value="1023">
            <text:p>10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ROUND([.$B$8]*EXP([.A12]*[.$B$7]))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ROUND([.$F$4]*[.$F$8]*EXP([.E12]*[.$F$7]))" office:value-type="float" office:value="839">
            <text:p>83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ROUND([.$B$8]*EXP([.A13]*[.$B$7]))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ROUND([.$F$4]*[.$F$8]*EXP([.E13]*[.$F$7]))" office:value-type="float" office:value="688">
            <text:p>68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ROUND([.$B$8]*EXP([.A14]*[.$B$7]))"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ROUND([.$F$4]*[.$F$8]*EXP([.E14]*[.$F$7]))" office:value-type="float" office:value="565">
            <text:p>56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ROUND([.$B$8]*EXP([.A15]*[.$B$7]))"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ROUND([.$F$4]*[.$F$8]*EXP([.E15]*[.$F$7]))" office:value-type="float" office:value="463">
            <text:p>46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ROUND([.$B$8]*EXP([.A16]*[.$B$7]))" office:value-type="float" office:value="6">
            <text:p>6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ROUND([.$F$4]*[.$F$8]*EXP([.E16]*[.$F$7]))"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ROUND([.$B$8]*EXP([.A17]*[.$B$7]))" office:value-type="float" office:value="8">
            <text:p>8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ROUND([.$F$4]*[.$F$8]*EXP([.E17]*[.$F$7]))"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ROUND([.$B$8]*EXP([.A18]*[.$B$7]))" office:value-type="float" office:value="11">
            <text:p>1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ROUND([.$F$4]*[.$F$8]*EXP([.E18]*[.$F$7]))"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ROUND([.$B$8]*EXP([.A19]*[.$B$7]))" office:value-type="float" office:value="16">
            <text:p>1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ROUND([.$F$4]*[.$F$8]*EXP([.E19]*[.$F$7]))"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ROUND([.$B$8]*EXP([.A20]*[.$B$7]))" office:value-type="float" office:value="23">
            <text:p>23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ROUND([.$F$4]*[.$F$8]*EXP([.E20]*[.$F$7]))"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ROUND([.$B$8]*EXP([.A21]*[.$B$7]))" office:value-type="float" office:value="32">
            <text:p>32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ROUND([.$F$4]*[.$F$8]*EXP([.E21]*[.$F$7]))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ROUND([.$B$8]*EXP([.A22]*[.$B$7]))" office:value-type="float" office:value="45">
            <text:p>45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ROUND([.$F$4]*[.$F$8]*EXP([.E22]*[.$F$7]))"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ROUND([.$B$8]*EXP([.A23]*[.$B$7]))" office:value-type="float" office:value="64">
            <text:p>64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ROUND([.$F$4]*[.$F$8]*EXP([.E23]*[.$F$7]))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ROUND([.$B$8]*EXP([.A24]*[.$B$7]))" office:value-type="float" office:value="90">
            <text:p>90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ROUND([.$F$4]*[.$F$8]*EXP([.E24]*[.$F$7]))"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ROUND([.$B$8]*EXP([.A25]*[.$B$7]))" office:value-type="float" office:value="128">
            <text:p>128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ROUND([.$F$4]*[.$F$8]*EXP([.E25]*[.$F$7]))"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ROUND([.$B$8]*EXP([.A26]*[.$B$7]))" office:value-type="float" office:value="181">
            <text:p>181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ROUND([.$F$4]*[.$F$8]*EXP([.E26]*[.$F$7]))"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ROUND([.$B$8]*EXP([.A27]*[.$B$7]))" office:value-type="float" office:value="256">
            <text:p>256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ROUND([.$F$4]*[.$F$8]*EXP([.E27]*[.$F$7]))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ROUND([.$B$8]*EXP([.A28]*[.$B$7]))" office:value-type="float" office:value="362">
            <text:p>362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ROUND([.$F$4]*[.$F$8]*EXP([.E28]*[.$F$7]))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ROUND([.$B$8]*EXP([.A29]*[.$B$7]))" office:value-type="float" office:value="512">
            <text:p>512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ROUND([.$F$4]*[.$F$8]*EXP([.E29]*[.$F$7]))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ROUND([.$B$8]*EXP([.A30]*[.$B$7]))" office:value-type="float" office:value="723">
            <text:p>723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ROUND([.$F$4]*[.$F$8]*EXP([.E30]*[.$F$7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ROUND([.$B$8]*EXP([.A31]*[.$B$7]))" office:value-type="float" office:value="1023">
            <text:p>1023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ROUND([.$F$4]*[.$F$8]*EXP([.E31]*[.$F$7]))" office:value-type="float" office:value="19">
            <text:p>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">
            <text:p>21</text:p>
          </table:table-cell>
          <table:table-cell table:formula="of:=ROUND([.$F$4]*[.$F$8]*EXP([.E32]*[.$F$7]))" office:value-type="float" office:value="16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">
            <text:p>22</text:p>
          </table:table-cell>
          <table:table-cell table:formula="of:=ROUND([.$F$4]*[.$F$8]*EXP([.E33]*[.$F$7]))" office:value-type="float" office:value="13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">
            <text:p>23</text:p>
          </table:table-cell>
          <table:table-cell table:formula="of:=ROUND([.$F$4]*[.$F$8]*EXP([.E34]*[.$F$7]))" office:value-type="float" office:value="11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>
            <text:p>24</text:p>
          </table:table-cell>
          <table:table-cell table:formula="of:=ROUND([.$F$4]*[.$F$8]*EXP([.E35]*[.$F$7]))" office:value-type="float" office:value="9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">
            <text:p>25</text:p>
          </table:table-cell>
          <table:table-cell table:formula="of:=ROUND([.$F$4]*[.$F$8]*EXP([.E36]*[.$F$7]))" office:value-type="float" office:value="7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">
            <text:p>26</text:p>
          </table:table-cell>
          <table:table-cell table:formula="of:=ROUND([.$F$4]*[.$F$8]*EXP([.E37]*[.$F$7]))" office:value-type="float" office:value="6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>
            <text:p>27</text:p>
          </table:table-cell>
          <table:table-cell table:formula="of:=ROUND([.$F$4]*[.$F$8]*EXP([.E38]*[.$F$7]))"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">
            <text:p>28</text:p>
          </table:table-cell>
          <table:table-cell table:formula="of:=ROUND([.$F$4]*[.$F$8]*EXP([.E39]*[.$F$7]))" office:value-type="float" office:value="4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">
            <text:p>29</text:p>
          </table:table-cell>
          <table:table-cell table:formula="of:=ROUND([.$F$4]*[.$F$8]*EXP([.E40]*[.$F$7])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formula="of:=ROUND([.$F$4]*[.$F$8]*EXP([.E41]*[.$F$7])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 table:formula="of:=ROUND([.$F$4]*[.$F$8]*EXP([.E42]*[.$F$7]))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 table:formula="of:=ROUND([.$F$4]*[.$F$8]*EXP([.E43]*[.$F$7]))" office:value-type="float" office:value="2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 table:formula="of:=ROUND([.$F$4]*[.$F$8]*EXP([.E44]*[.$F$7]))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table:formula="of:=ROUND([.$F$4]*[.$F$8]*EXP([.E45]*[.$F$7])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10/24/2011</text:date>, <text:time>22:0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cho Mirev</meta:initial-creator>
    <meta:creation-date>2011-10-24T21:15:20</meta:creation-date>
    <dc:date>2011-10-24T22:09:34</dc:date>
    <dc:creator>Mircho Mirev</dc:creator>
    <meta:editing-duration>PT31M40S</meta:editing-duration>
    <meta:editing-cycles>1</meta:editing-cycles>
    <meta:document-statistic meta:table-count="3" meta:cell-count="141" meta:object-count="0"/>
    <meta:generator>OpenOffice.org/3.3$Unix OpenOffice.org_project/330m20$Build-9567</meta:generator>
  </office:meta>
</office:document-meta>
</file>